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4" style:family="paragraph" style:parent-style-name="Footnote">
      <style:paragraph-properties style:text-autospace="none"/>
      <style:text-properties fo:font-size="8pt" style:font-size-asian="8pt" style:font-size-complex="8pt"/>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7" style:family="paragraph" style:parent-style-name="Table_20_Contents">
      <style:paragraph-properties fo:text-align="center" style:justify-single-word="false"/>
      <style:text-properties style:font-name="Courier" fo:font-style="italic" style:font-style-asian="italic" style:font-style-complex="italic"/>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Heading_20_1" style:master-page-name="First_20_Page">
      <style:paragraph-properties style:page-number="auto"/>
    </style:style>
    <style:style style:name="P27" style:family="paragraph" style:parent-style-name="Footnote">
      <style:paragraph-properties style:text-autospace="none"/>
      <style:text-properties fo:font-size="8pt" style:font-size-asian="8pt" style:font-size-complex="8pt"/>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262626" style:font-name="Verdana" style:font-name-asian="Verdana" style:font-name-complex="Verdana"/>
    </style:style>
    <style:style style:name="T2" style:family="text">
      <style:text-properties fo:color="#262626" style:font-name="Verdana" fo:font-style="normal" style:font-name-asian="Verdana" style:font-style-asian="normal" style:font-name-complex="Verdana" style:font-style-complex="normal"/>
    </style:style>
    <style:style style:name="T3" style:family="text">
      <style:text-properties style:use-window-font-color="true" style:font-name="Times New Roman" fo:font-size="12pt" style:text-underline-style="none" style:font-name-asian="ArialMT" style:font-size-asian="12pt" style:font-name-complex="ArialMT" style:font-size-complex="12pt"/>
    </style:style>
    <style:style style:name="T4" style:family="text">
      <style:text-properties style:use-window-font-color="true" style:text-underline-style="none"/>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2pt" style:text-underline-style="none" style:font-size-asian="12pt" style:font-size-complex="12pt"/>
    </style:style>
    <style:style style:name="T14" style:family="text">
      <style:text-properties style:use-window-font-color="true" style:font-name="Times New Roman" fo:font-size="12pt" style:text-underline-style="none" style:font-name-asian="ArialMT" style:font-size-asian="12pt" style:font-name-complex="ArialMT" style:font-size-complex="12pt"/>
    </style:style>
    <style:style style:name="T1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text-underline-style="none"/>
    </style:style>
    <style:style style:name="T17" style:family="text">
      <style:text-properties fo:color="#000047" fo:font-weight="normal" style:font-name-asian="Verdana" style:font-weight-asian="normal" style:font-name-complex="Verdana" style:font-weight-complex="normal"/>
    </style:style>
    <style:style style:name="T18" style:family="text">
      <style:text-properties fo:color="#262626" style:font-name="Verdana" style:font-name-asian="Verdana" style:font-name-complex="Verdana"/>
    </style:style>
    <style:style style:name="T19" style:family="text">
      <style:text-properties fo:color="#262626" style:font-name="Verdana" fo:font-style="italic" style:font-name-asian="Verdana" style:font-style-asian="italic" style:font-name-complex="Verdana" style:font-style-complex="italic"/>
    </style:style>
    <style:style style:name="T20" style:family="text">
      <style:text-properties fo:color="#262626" style:font-name="Verdana" fo:font-style="normal" style:font-name-asian="Verdana" style:font-style-asian="normal" style:font-name-complex="Verdana" style:font-style-complex="normal"/>
    </style:style>
    <style:style style:name="T21" style:family="text">
      <style:text-properties fo:font-style="normal" style:font-style-asian="normal" style:font-style-complex="normal"/>
    </style:style>
    <style:style style:name="T2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20630800" text:id="ct520630800">
          <text:deletion>
            <office:change-info>
              <dc:creator>David Harris</dc:creator>
              <dc:date>2013-01-24T01:46:00</dc:date>
            </office:change-info>
            <text:p text:style-name="P1"><text:span text:style-name="T1"> </text:span></text:p>
          </text:deletion>
        </text:changed-region>
        <text:changed-region xml:id="ct519596752" text:id="ct519596752">
          <text:deletion>
            <office:change-info>
              <dc:creator>David Harris</dc:creator>
              <dc:date>2013-01-24T01:46:00</dc:date>
            </office:change-info>
            <text:p text:style-name="P1"><text:span text:style-name="T1"> </text:span></text:p>
          </text:deletion>
        </text:changed-region>
        <text:changed-region xml:id="ct417537840" text:id="ct417537840">
          <text:deletion>
            <office:change-info>
              <dc:creator>David Harris</dc:creator>
              <dc:date>2013-01-24T01:46:00</dc:date>
            </office:change-info>
            <text:p text:style-name="P1"><text:span text:style-name="T2"> </text:span></text:p>
          </text:deletion>
        </text:changed-region>
        <text:changed-region xml:id="ct520523952" text:id="ct520523952">
          <text:deletion>
            <office:change-info>
              <dc:creator>David Harris</dc:creator>
              <dc:date>2013-01-24T01:46:00</dc:date>
            </office:change-info>
            <text:p text:style-name="Standard"><text:span text:style-name="T3"><text:s text:c="3"/></text:span></text:p>
          </text:deletion>
        </text:changed-region>
        <text:changed-region xml:id="ct520627520" text:id="ct520627520">
          <text:deletion>
            <office:change-info>
              <dc:creator>David Harris</dc:creator>
              <dc:date>2013-01-24T01:45:00</dc:date>
            </office:change-info>
            <text:p text:style-name="Standard"><text:span text:style-name="T4">More b</text:span>ackground &amp; references would be good.</text:p>
          </text:deletion>
        </text:changed-region>
        <text:changed-region xml:id="ct417611552" text:id="ct417611552">
          <text:deletion>
            <office:change-info>
              <dc:creator>David Harris</dc:creator>
              <dc:date>2013-01-24T00:53:00</dc:date>
            </office:change-info>
            <text:p text:style-name="Standard">,</text:p>
          </text:deletion>
        </text:changed-region>
        <text:changed-region xml:id="ct425638800" text:id="ct425638800">
          <text:insertion>
            <office:change-info>
              <dc:creator>David Harris</dc:creator>
              <dc:date>2013-01-24T00:51:00</dc:date>
            </office:change-info>
          </text:insertion>
        </text:changed-region>
        <text:changed-region xml:id="ct417503984" text:id="ct417503984">
          <text:insertion>
            <office:change-info>
              <dc:creator>David Harris</dc:creator>
              <dc:date>2013-01-24T00:52:00</dc:date>
            </office:change-info>
          </text:insertion>
        </text:changed-region>
        <text:changed-region xml:id="ct425588768" text:id="ct425588768">
          <text:deletion>
            <office:change-info>
              <dc:creator>David Harris</dc:creator>
              <dc:date>2013-01-24T00:52:00</dc:date>
            </office:change-info>
            <text:p text:style-name="Standard">anticollision</text:p>
          </text:deletion>
        </text:changed-region>
        <text:changed-region xml:id="ct417459296" text:id="ct417459296">
          <text:deletion>
            <office:change-info>
              <dc:creator>David Harris</dc:creator>
              <dc:date>2013-01-24T00:54:00</dc:date>
            </office:change-info>
            <text:p text:style-name="P2">[ Should the following be an appendix? ] <text:s/>[[[To TN: </text:p>
          </text:deletion>
        </text:changed-region>
        <text:changed-region xml:id="ct417671968" text:id="ct417671968">
          <text:insertion>
            <office:change-info>
              <dc:creator>David Harris</dc:creator>
              <dc:date>2013-01-24T00:55:00</dc:date>
            </office:change-info>
          </text:insertion>
        </text:changed-region>
        <text:changed-region xml:id="ct417600720" text:id="ct417600720">
          <text:insertion>
            <office:change-info>
              <dc:creator>David Harris</dc:creator>
              <dc:date>2013-01-24T00:55:00</dc:date>
            </office:change-info>
          </text:insertion>
        </text:changed-region>
        <text:changed-region xml:id="ct203700416" text:id="ct203700416">
          <text:insertion>
            <office:change-info>
              <dc:creator>David Harris</dc:creator>
              <dc:date>2013-01-24T00:55:00</dc:date>
            </office:change-info>
          </text:insertion>
        </text:changed-region>
        <text:changed-region xml:id="ct417369888" text:id="ct417369888">
          <text:insertion>
            <office:change-info>
              <dc:creator>David Harris</dc:creator>
              <dc:date>2013-01-24T00:56:00</dc:date>
            </office:change-info>
          </text:insertion>
        </text:changed-region>
        <text:changed-region xml:id="ct512090288" text:id="ct512090288">
          <text:deletion>
            <office:change-info>
              <dc:creator>David Harris</dc:creator>
              <dc:date>2013-01-24T00:56:00</dc:date>
            </office:change-info>
            <text:p text:style-name="P2"><text:span text:style-name="T5">the lowest significant '0' bit is in the 3</text:span><text:span text:style-name="T6">rd</text:span><text:span text:style-name="T5"> digit.</text:span></text:p>
          </text:deletion>
        </text:changed-region>
        <text:changed-region xml:id="ct417335728" text:id="ct417335728">
          <text:deletion>
            <office:change-info>
              <dc:creator>David Harris</dc:creator>
              <dc:date>2013-01-24T00:56:00</dc:date>
            </office:change-info>
            <text:p text:style-name="P2">]]]</text:p>
          </text:deletion>
        </text:changed-region>
        <text:changed-region xml:id="ct424786640" text:id="ct424786640">
          <text:deletion>
            <office:change-info>
              <dc:creator>David Harris</dc:creator>
              <dc:date>2013-01-24T01:23:00</dc:date>
            </office:change-info>
            <text:p text:style-name="Standard">e</text:p>
          </text:deletion>
        </text:changed-region>
        <text:changed-region xml:id="ct424794528" text:id="ct424794528">
          <text:insertion>
            <office:change-info>
              <dc:creator>David Harris</dc:creator>
              <dc:date>2013-01-24T01:23:00</dc:date>
            </office:change-info>
          </text:insertion>
        </text:changed-region>
        <text:changed-region xml:id="ct203698208" text:id="ct203698208">
          <text:deletion>
            <office:change-info>
              <dc:creator>David Harris</dc:creator>
              <dc:date>2013-01-24T01:20:00</dc:date>
            </office:change-info>
            <text:p text:style-name="Standard"><text:s/>e</text:p>
          </text:deletion>
        </text:changed-region>
        <text:changed-region xml:id="ct417885456" text:id="ct417885456">
          <text:insertion>
            <office:change-info>
              <dc:creator>David Harris</dc:creator>
              <dc:date>2013-01-24T01:20:00</dc:date>
            </office:change-info>
          </text:insertion>
        </text:changed-region>
        <text:changed-region xml:id="ct425416304" text:id="ct425416304">
          <text:insertion>
            <office:change-info>
              <dc:creator>Bob Jacobsen</dc:creator>
              <dc:date>2013-01-23T07:36:00</dc:date>
            </office:change-info>
          </text:insertion>
        </text:changed-region>
        <text:changed-region xml:id="ct417596960" text:id="ct417596960">
          <text:deletion>
            <office:change-info>
              <dc:creator>Bob Jacobsen</dc:creator>
              <dc:date>2013-01-23T07:36:00</dc:date>
            </office:change-info>
            <text:p text:style-name="P3">[?what is this referring to?]</text:p>
          </text:deletion>
        </text:changed-region>
        <text:changed-region xml:id="ct417545728" text:id="ct417545728">
          <text:insertion>
            <office:change-info>
              <dc:creator>David Harris</dc:creator>
              <dc:date>2013-01-24T01:21:00</dc:date>
            </office:change-info>
          </text:insertion>
        </text:changed-region>
        <text:changed-region xml:id="ct399700784" text:id="ct399700784">
          <text:deletion>
            <office:change-info>
              <dc:creator>David Harris</dc:creator>
              <dc:date>2013-01-24T01:21:00</dc:date>
            </office:change-info>
            <text:p text:style-name="Standard">e</text:p>
          </text:deletion>
        </text:changed-region>
        <text:changed-region xml:id="ct425619888" text:id="ct425619888">
          <text:deletion>
            <office:change-info>
              <dc:creator>David Harris</dc:creator>
              <dc:date>2013-01-24T01:21:00</dc:date>
            </office:change-info>
            <text:p text:style-name="Standard">e</text:p>
          </text:deletion>
        </text:changed-region>
        <text:changed-region xml:id="ct417798304" text:id="ct417798304">
          <text:insertion>
            <office:change-info>
              <dc:creator>David Harris</dc:creator>
              <dc:date>2013-01-24T01:21:00</dc:date>
            </office:change-info>
          </text:insertion>
        </text:changed-region>
        <text:changed-region xml:id="ct417387840" text:id="ct417387840">
          <text:insertion>
            <office:change-info>
              <dc:creator>David Harris</dc:creator>
              <dc:date>2013-01-24T00:57:00</dc:date>
            </office:change-info>
          </text:insertion>
        </text:changed-region>
        <text:changed-region xml:id="ct203655792" text:id="ct203655792">
          <text:deletion>
            <office:change-info>
              <dc:creator>David Harris</dc:creator>
              <dc:date>2013-01-24T01:21:00</dc:date>
            </office:change-info>
            <text:p text:style-name="Standard">e</text:p>
          </text:deletion>
        </text:changed-region>
        <text:changed-region xml:id="ct425090608" text:id="ct425090608">
          <text:insertion>
            <office:change-info>
              <dc:creator>David Harris</dc:creator>
              <dc:date>2013-01-24T01:21:00</dc:date>
            </office:change-info>
          </text:insertion>
        </text:changed-region>
        <text:changed-region xml:id="ct425509184" text:id="ct425509184">
          <text:deletion>
            <office:change-info>
              <dc:creator>David Harris</dc:creator>
              <dc:date>2013-01-24T01:21:00</dc:date>
            </office:change-info>
            <text:p text:style-name="Standard">e</text:p>
          </text:deletion>
        </text:changed-region>
        <text:changed-region xml:id="ct399718528" text:id="ct399718528">
          <text:insertion>
            <office:change-info>
              <dc:creator>David Harris</dc:creator>
              <dc:date>2013-01-24T01:21:00</dc:date>
            </office:change-info>
          </text:insertion>
        </text:changed-region>
        <text:changed-region xml:id="ct417687120" text:id="ct417687120">
          <text:deletion>
            <office:change-info>
              <dc:creator>David Harris</dc:creator>
              <dc:date>2013-01-24T01:21:00</dc:date>
            </office:change-info>
            <text:p text:style-name="Standard">e</text:p>
          </text:deletion>
        </text:changed-region>
        <text:changed-region xml:id="ct425043424" text:id="ct425043424">
          <text:insertion>
            <office:change-info>
              <dc:creator>David Harris</dc:creator>
              <dc:date>2013-01-24T01:22:00</dc:date>
            </office:change-info>
          </text:insertion>
        </text:changed-region>
        <text:changed-region xml:id="ct399829840" text:id="ct399829840">
          <text:deletion>
            <office:change-info>
              <dc:creator>David Harris</dc:creator>
              <dc:date>2013-01-24T01:22:00</dc:date>
            </office:change-info>
            <text:p text:style-name="Standard">e</text:p>
          </text:deletion>
        </text:changed-region>
        <text:changed-region xml:id="ct417569264" text:id="ct417569264">
          <text:insertion>
            <office:change-info>
              <dc:creator>David Harris</dc:creator>
              <dc:date>2013-01-24T01:22:00</dc:date>
            </office:change-info>
          </text:insertion>
        </text:changed-region>
        <text:changed-region xml:id="ct203863296" text:id="ct203863296">
          <text:insertion>
            <office:change-info>
              <dc:creator>David Harris</dc:creator>
              <dc:date>2013-01-24T01:03:00</dc:date>
            </office:change-info>
          </text:insertion>
        </text:changed-region>
        <text:changed-region xml:id="ct417765120" text:id="ct417765120">
          <text:insertion>
            <office:change-info>
              <dc:creator>David Harris</dc:creator>
              <dc:date>2013-01-24T01:03:00</dc:date>
            </office:change-info>
          </text:insertion>
        </text:changed-region>
        <text:changed-region xml:id="ct417879744" text:id="ct417879744">
          <text:deletion>
            <office:change-info>
              <dc:creator>David Harris</dc:creator>
              <dc:date>2013-01-24T01:03:00</dc:date>
            </office:change-info>
            <text:p text:style-name="Standard"><text:s/>–</text:p>
          </text:deletion>
        </text:changed-region>
        <text:changed-region xml:id="ct417788000" text:id="ct417788000">
          <text:insertion>
            <office:change-info>
              <dc:creator>David Harris</dc:creator>
              <dc:date>2013-01-24T01:04:00</dc:date>
            </office:change-info>
          </text:insertion>
        </text:changed-region>
        <text:changed-region xml:id="ct76666848" text:id="ct76666848">
          <text:insertion>
            <office:change-info>
              <dc:creator>David Harris</dc:creator>
              <dc:date>2013-01-24T01:04:00</dc:date>
            </office:change-info>
          </text:insertion>
        </text:changed-region>
        <text:changed-region xml:id="ct425578736" text:id="ct425578736">
          <text:insertion>
            <office:change-info>
              <dc:creator>David Harris</dc:creator>
              <dc:date>2013-01-24T01:04:00</dc:date>
            </office:change-info>
          </text:insertion>
        </text:changed-region>
        <text:changed-region xml:id="ct424708416" text:id="ct424708416">
          <text:insertion>
            <office:change-info>
              <dc:creator>David Harris</dc:creator>
              <dc:date>2013-01-24T01:04:00</dc:date>
            </office:change-info>
          </text:insertion>
        </text:changed-region>
        <text:changed-region xml:id="ct417850512" text:id="ct417850512">
          <text:insertion>
            <office:change-info>
              <dc:creator>David Harris</dc:creator>
              <dc:date>2013-01-24T01:04:00</dc:date>
            </office:change-info>
          </text:insertion>
        </text:changed-region>
        <text:changed-region xml:id="ct417588176" text:id="ct417588176">
          <text:insertion>
            <office:change-info>
              <dc:creator>David Harris</dc:creator>
              <dc:date>2013-01-24T01:09:00</dc:date>
            </office:change-info>
          </text:insertion>
        </text:changed-region>
        <text:changed-region xml:id="ct425097088" text:id="ct425097088">
          <text:insertion>
            <office:change-info>
              <dc:creator>David Harris</dc:creator>
              <dc:date>2013-01-24T01:10:00</dc:date>
            </office:change-info>
          </text:insertion>
        </text:changed-region>
        <text:changed-region xml:id="ct424707536" text:id="ct424707536">
          <text:deletion>
            <office:change-info>
              <dc:creator>David Harris</dc:creator>
              <dc:date>2013-01-24T01:09:00</dc:date>
            </office:change-info>
            <text:p text:style-name="Standard">You have</text:p>
          </text:deletion>
        </text:changed-region>
        <text:changed-region xml:id="ct76673904" text:id="ct76673904">
          <text:insertion>
            <office:change-info>
              <dc:creator>David Harris</dc:creator>
              <dc:date>2013-01-24T01:10:00</dc:date>
            </office:change-info>
          </text:insertion>
        </text:changed-region>
        <text:changed-region xml:id="ct424713472" text:id="ct424713472">
          <text:insertion>
            <office:change-info>
              <dc:creator>David Harris</dc:creator>
              <dc:date>2013-01-24T01:12:00</dc:date>
            </office:change-info>
          </text:insertion>
        </text:changed-region>
        <text:changed-region xml:id="ct76658480" text:id="ct76658480">
          <text:insertion>
            <office:change-info>
              <dc:creator>David Harris</dc:creator>
              <dc:date>2013-01-24T01:13:00</dc:date>
            </office:change-info>
          </text:insertion>
        </text:changed-region>
        <text:changed-region xml:id="ct425101088" text:id="ct425101088">
          <text:deletion>
            <office:change-info>
              <dc:creator>David Harris</dc:creator>
              <dc:date>2013-01-24T01:12:00</dc:date>
            </office:change-info>
            <text:p text:style-name="Standard">.</text:p>
          </text:deletion>
        </text:changed-region>
        <text:changed-region xml:id="ct424941840" text:id="ct424941840">
          <text:insertion>
            <office:change-info>
              <dc:creator>David Harris</dc:creator>
              <dc:date>2013-01-24T01:14:00</dc:date>
            </office:change-info>
          </text:insertion>
        </text:changed-region>
        <text:changed-region xml:id="ct424727008" text:id="ct424727008">
          <text:deletion>
            <office:change-info>
              <dc:creator>David Harris</dc:creator>
              <dc:date>2013-01-24T01:14:00</dc:date>
            </office:change-info>
            <text:p text:style-name="Standard">Put some attention into making sure that you d</text:p>
          </text:deletion>
        </text:changed-region>
        <text:changed-region xml:id="ct425393648" text:id="ct425393648">
          <text:deletion>
            <office:change-info>
              <dc:creator>David Harris</dc:creator>
              <dc:date>2013-01-24T01:14:00</dc:date>
            </office:change-info>
            <text:p text:style-name="Standard">have to</text:p>
          </text:deletion>
        </text:changed-region>
        <text:changed-region xml:id="ct424819488" text:id="ct424819488">
          <text:insertion>
            <office:change-info>
              <dc:creator>David Harris</dc:creator>
              <dc:date>2013-01-24T01:14:00</dc:date>
            </office:change-info>
          </text:insertion>
        </text:changed-region>
        <text:changed-region xml:id="ct425604656" text:id="ct425604656">
          <text:deletion>
            <office:change-info>
              <dc:creator>David Harris</dc:creator>
              <dc:date>2013-01-24T01:14:00</dc:date>
            </office:change-info>
            <text:p text:style-name="Standard">C</text:p>
          </text:deletion>
        </text:changed-region>
        <text:changed-region xml:id="ct425499392" text:id="ct425499392">
          <text:insertion>
            <office:change-info>
              <dc:creator>David Harris</dc:creator>
              <dc:date>2013-01-24T01:14:00</dc:date>
            </office:change-info>
          </text:insertion>
        </text:changed-region>
        <text:changed-region xml:id="ct417481344" text:id="ct417481344">
          <text:deletion>
            <office:change-info>
              <dc:creator>David Harris</dc:creator>
              <dc:date>2013-01-24T01:15:00</dc:date>
            </office:change-info>
            <text:p text:style-name="Standard">processing</text:p>
          </text:deletion>
        </text:changed-region>
        <text:changed-region xml:id="ct425105856" text:id="ct425105856">
          <text:insertion>
            <office:change-info>
              <dc:creator>David Harris</dc:creator>
              <dc:date>2013-01-24T01:15:00</dc:date>
            </office:change-info>
          </text:insertion>
        </text:changed-region>
        <text:changed-region xml:id="ct417467600" text:id="ct417467600">
          <text:insertion>
            <office:change-info>
              <dc:creator>David Harris</dc:creator>
              <dc:date>2013-01-24T01:16:00</dc:date>
            </office:change-info>
          </text:insertion>
        </text:changed-region>
        <text:changed-region xml:id="ct203867936" text:id="ct203867936">
          <text:insertion>
            <office:change-info>
              <dc:creator>David Harris</dc:creator>
              <dc:date>2013-01-24T01:16:00</dc:date>
            </office:change-info>
          </text:insertion>
        </text:changed-region>
        <text:changed-region xml:id="ct425178528" text:id="ct425178528">
          <text:insertion>
            <office:change-info>
              <dc:creator>Bob Jacobsen</dc:creator>
              <dc:date>2013-01-23T07:37:00</dc:date>
            </office:change-info>
          </text:insertion>
        </text:changed-region>
        <text:changed-region xml:id="ct76741552" text:id="ct76741552">
          <text:deletion>
            <office:change-info>
              <dc:creator>Bob Jacobsen</dc:creator>
              <dc:date>2013-01-23T07:37:00</dc:date>
            </office:change-info>
            <text:p text:style-name="Standard"><text:s text:c="2"/>[[reference needed]</text:p>
          </text:deletion>
        </text:changed-region>
        <text:changed-region xml:id="ct424893136" text:id="ct424893136">
          <text:insertion>
            <office:change-info>
              <dc:creator>David Harris</dc:creator>
              <dc:date>2013-01-24T01:17:00</dc:date>
            </office:change-info>
          </text:insertion>
        </text:changed-region>
        <text:changed-region xml:id="ct425192176" text:id="ct425192176">
          <text:deletion>
            <office:change-info>
              <dc:creator>David Harris</dc:creator>
              <dc:date>2013-01-24T01:18:00</dc:date>
            </office:change-info>
            <text:h text:style-name="Heading_20_2" text:outline-level="2">:</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5">the</text:span> sum of the inputs that trigger the production of the PCER by the producer(s<text:span text:style-name="T4">) and the action(s) taken by the consumer(s). <text:s/>Its main advantage is the knowledge independence it imparts between all of </text:span><text:span text:style-name="T11">the</text:span><text:span text:style-name="T4"> nodes involved in an event. <text:s/>Ex</text:span><text:span text:style-name="T13">pressed in more anthropomorphic terms, </text:span><text:span text:style-name="T3">neither the producers nor consumers or a PCER are aware of each other. <text:s/>This adds flexibility to the system, since more producers or consumers of the PCER can be added to implement the associated event, without concern of side effects to </text:span><text:span text:style-name="T12">the</text:span><text:span text:style-name="T3"> the other nodes involved in </text:span><text:span text:style-name="T12">the</text:span><text:span text:style-name="T3"> event.</text:span><text:change text:change-id="ct520523952"/><text:change text:change-id="ct520627520"/><text:note text:id="ftn1" text:note-class="endnote"><text:note-citation>i</text:note-citation><text:note-body><text:p text:style-name="P13"><text:span text:style-name="T17">The Producer/Consumer Model and Control System Design ControlLogix 1999 </text:span>https://cours.etsmtl.ca/gpa774/Cours/old-24-03-04/Documentations/Rockwell/articles/Producer_Consumer.html</text:p></text:note-body></text:note><text:note text:id="ftn2" text:note-class="footnote"><text:note-citation>1</text:note-citation><text:note-body><text:p text:style-name="P1"><text:span text:style-name="T1">D. Miorandi and S. Vitturi,</text:span><text:change text:change-id="ct520630800"/><text:span text:style-name="T1"> "Performance analysis of producer/consumer protocols over IEEE 802.11 wireless links",</text:span><text:change text:change-id="ct519596752"/><text:span text:style-name="T1"> </text:span><text:span text:style-name="T19">Proc. IEEE Workshop Factory Communication Systems (WFCS)</text:span><text:span text:style-name="T2">,</text:span><text:change text:change-id="ct417537840"/><text:span text:style-name="T2"> 2004 </text:span></text:p></text:note-body></text:note></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
      <text:h text:style-name="Heading_20_2" text:outline-level="2">Intended Use</text:h>
      <text:p text:style-name="Standard"/>
      <text:p text:style-name="Standard"><text:soft-page-break/>A particular PCER may be produced in response to physical input or state change on a layout, for example a contact closure or the activation of a block occupancy detector, or it can be in response to a non-physical change such as the arrival of a certain time<text:change text:change-id="ct417611552"/>.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text:change-start text:change-id="ct425638800"/>n<text:change-end text:change-id="ct425638800"/> over-current detector, or an <text:change-start text:change-id="ct417503984"/>anti-collision<text:change-end text:change-id="ct417503984"/><text:change text:change-id="ct425588768"/>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5">the</text:span> time. <text:s/></text:p>
      <text:h text:style-name="Heading_20_2" text:outline-level="2">References and Context</text:h>
      <text:p text:style-name="Standard"> For more information on format and presentation, see: </text:p>
      <text:list xml:id="list7652779649913367446" text:style-name="L1">
        <text:list-item>
          <text:p text:style-name="P21">OpenLCB Common Information Technical Note</text:p>
        </text:list-item>
      </text:list>
      <text:h text:style-name="Heading_20_2" text:outline-level="2">Message Formats</text:h>
      <text:p text:style-name="P2"><text:change text:change-id="ct417459296"/>The range mask is implemented as a combined base value and mask, where the mask bits are the lowest n bits of the same value as <text:span text:style-name="T5">the</text:span> lowest bit. <text:s/>For example, the event-mask 0xABCD0000 would form the range 0xABCD0000-ABCDFFFF, since the lowest bit is a “0”and <text:change-start text:change-id="ct417671968"/>the mask bits <text:change-end text:change-id="ct417671968"/>extends to the first “1” bit, in this case the the <text:s/>low bit of <text:span text:style-name="T5">the</text:span> 'D' hex<text:change-start text:change-id="ct417600720"/>-<text:change-end text:change-id="ct417600720"/>digit. <text:s/>Similarly, the <text:span text:style-name="T5">event-mask 0xFEDCBFFF would form the range 0xFEDC8000-FEDCBFFF, since the low-bit is a “1”, and lowest “0” bit is in the 0xB = 0b1011, and </text:span><text:change-start text:change-id="ct203700416"/><text:span text:style-name="T5">at the third bit positio</text:span><text:change-end text:change-id="ct203700416"/><text:change-start text:change-id="ct417369888"/><text:span text:style-name="T5">n. <text:s/></text:span><text:change-end text:change-id="ct417369888"/><text:change text:change-id="ct512090288"/><text:span text:style-name="T5"><text:s text:c="2"/></text:span><text:s text:c="2"/>The smallest ranges are specified by 0xyyyyyyyE, which specifies a range of 0xyyyyyyyE-0xyyyyyyyF, and 0xyyyyyyyD <text:span text:style-name="T5">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Event-Mask</text:p>
          </table:table-cell>
          <table:table-cell table:style-name="Table2.A1" office:value-type="string">
            <text:p text:style-name="P16">Effective Mask</text:p>
          </table:table-cell>
          <table:table-cell table:style-name="Table2.A1" office:value-type="string">
            <text:p text:style-name="P16">Bits</text:p>
          </table:table-cell>
          <table:table-cell table:style-name="Table2.A1" office:value-type="string">
            <text:p text:style-name="P16">#</text:p>
          </table:table-cell>
          <table:table-cell table:style-name="Table2.E1" office:value-type="string">
            <text:p text:style-name="P16">Resulting Range</text:p>
          </table:table-cell>
        </table:table-row>
        <table:table-row table:style-name="Table2.1">
          <table:table-cell table:style-name="Table2.A2" office:value-type="string">
            <text:p text:style-name="P17">0x00000001</text:p>
          </table:table-cell>
          <table:table-cell table:style-name="Table2.A2" office:value-type="string">
            <text:p text:style-name="P17">0xFFFFFFFE</text:p>
          </table:table-cell>
          <table:table-cell table:style-name="Table2.C2" office:value-type="float" office:value="1">
            <text:p text:style-name="P17">1</text:p>
          </table:table-cell>
          <table:table-cell table:style-name="Table2.C2" office:value-type="float" office:value="2">
            <text:p text:style-name="P17">2</text:p>
          </table:table-cell>
          <table:table-cell table:style-name="Table2.E2" office:value-type="string">
            <text:p text:style-name="P17">0x00000000-0x00000001</text:p>
          </table:table-cell>
        </table:table-row>
        <table:table-row table:style-name="Table2.1">
          <table:table-cell table:style-name="Table2.A2" office:value-type="string">
            <text:p text:style-name="P17">0x00000002</text:p>
          </table:table-cell>
          <table:table-cell table:style-name="Table2.A2" office:value-type="string">
            <text:p text:style-name="P17">0xFFFFFFFE</text:p>
          </table:table-cell>
          <table:table-cell table:style-name="Table2.C2" office:value-type="float" office:value="1">
            <text:p text:style-name="P17">1</text:p>
          </table:table-cell>
          <table:table-cell table:style-name="Table2.C2" office:value-type="float" office:value="2">
            <text:p text:style-name="P17">2</text:p>
          </table:table-cell>
          <table:table-cell table:style-name="Table2.E2" office:value-type="string">
            <text:p text:style-name="P17">0x00000002-0x00000003</text:p>
          </table:table-cell>
        </table:table-row>
        <table:table-row table:style-name="Table2.1">
          <table:table-cell table:style-name="Table2.A2" office:value-type="string">
            <text:p text:style-name="P17">0x00000003</text:p>
          </table:table-cell>
          <table:table-cell table:style-name="Table2.A2" office:value-type="string">
            <text:p text:style-name="P17">0xFFFFFFFC</text:p>
          </table:table-cell>
          <table:table-cell table:style-name="Table2.C2" office:value-type="float" office:value="2">
            <text:p text:style-name="P17">2</text:p>
          </table:table-cell>
          <table:table-cell table:style-name="Table2.C2" office:value-type="float" office:value="4">
            <text:p text:style-name="P17">4</text:p>
          </table:table-cell>
          <table:table-cell table:style-name="Table2.E2" office:value-type="string">
            <text:p text:style-name="P17">0x00000000-0x00000003</text:p>
          </table:table-cell>
        </table:table-row>
        <table:table-row table:style-name="Table2.1">
          <table:table-cell table:style-name="Table2.A2" office:value-type="string">
            <text:p text:style-name="P17">0x00000004</text:p>
          </table:table-cell>
          <table:table-cell table:style-name="Table2.A2" office:value-type="string">
            <text:p text:style-name="P17">0xFFFFFFFC</text:p>
          </table:table-cell>
          <table:table-cell table:style-name="Table2.C2" office:value-type="float" office:value="2">
            <text:p text:style-name="P17">2</text:p>
          </table:table-cell>
          <table:table-cell table:style-name="Table2.C2" office:value-type="float" office:value="4">
            <text:p text:style-name="P17">4</text:p>
          </table:table-cell>
          <table:table-cell table:style-name="Table2.E2" office:value-type="string">
            <text:p text:style-name="P17">0x00000004-0x00000007</text:p>
          </table:table-cell>
        </table:table-row>
        <table:table-row table:style-name="Table2.1">
          <table:table-cell table:style-name="Table2.A2" office:value-type="string">
            <text:p text:style-name="P17">0x00000005</text:p>
          </table:table-cell>
          <table:table-cell table:style-name="Table2.A2" office:value-type="string">
            <text:p text:style-name="P17">0xFFFFFFFE</text:p>
          </table:table-cell>
          <table:table-cell table:style-name="Table2.C2" office:value-type="float" office:value="2">
            <text:p text:style-name="P17">2</text:p>
          </table:table-cell>
          <table:table-cell table:style-name="Table2.C2" office:value-type="float" office:value="4">
            <text:p text:style-name="P17">4</text:p>
          </table:table-cell>
          <table:table-cell table:style-name="Table2.E2" office:value-type="string">
            <text:p text:style-name="P17">0x00000004-0x00000005</text:p>
          </table:table-cell>
        </table:table-row>
        <table:table-row table:style-name="Table2.1">
          <table:table-cell table:style-name="Table2.A2" office:value-type="string">
            <text:p text:style-name="P17">0x00ABCDEF</text:p>
          </table:table-cell>
          <table:table-cell table:style-name="Table2.A2" office:value-type="string">
            <text:p text:style-name="P17">0xFFFFFFF0</text:p>
          </table:table-cell>
          <table:table-cell table:style-name="Table2.C2" office:value-type="float" office:value="4">
            <text:p text:style-name="P17">4</text:p>
          </table:table-cell>
          <table:table-cell table:style-name="Table2.C2" office:value-type="float" office:value="16">
            <text:p text:style-name="P17">16</text:p>
          </table:table-cell>
          <table:table-cell table:style-name="Table2.E2" office:value-type="string">
            <text:p text:style-name="P17">0x00ABCDE0-0x00ABCDEF</text:p>
          </table:table-cell>
        </table:table-row>
        <table:table-row table:style-name="Table2.1">
          <table:table-cell table:style-name="Table2.A2" office:value-type="string">
            <text:p text:style-name="P17">0x00ABCDF0</text:p>
          </table:table-cell>
          <table:table-cell table:style-name="Table2.A2" office:value-type="string">
            <text:p text:style-name="P17">0xFFFFFFF0</text:p>
          </table:table-cell>
          <table:table-cell table:style-name="Table2.C2" office:value-type="float" office:value="4">
            <text:p text:style-name="P17">4</text:p>
          </table:table-cell>
          <table:table-cell table:style-name="Table2.C2" office:value-type="float" office:value="16">
            <text:p text:style-name="P17">16</text:p>
          </table:table-cell>
          <table:table-cell table:style-name="Table2.E2" office:value-type="string">
            <text:p text:style-name="P17">0x00ABCDF0-0x00ABCDFF</text:p>
          </table:table-cell>
        </table:table-row>
        <table:table-row table:style-name="Table2.1">
          <table:table-cell table:style-name="Table2.A2" office:value-type="string">
            <text:p text:style-name="P17">0x00ABCDE0</text:p>
          </table:table-cell>
          <table:table-cell table:style-name="Table2.A2" office:value-type="string">
            <text:p text:style-name="P17">0xFFFFFFE0</text:p>
          </table:table-cell>
          <table:table-cell table:style-name="Table2.C2" office:value-type="float" office:value="5">
            <text:p text:style-name="P17">5</text:p>
          </table:table-cell>
          <table:table-cell table:style-name="Table2.C2" office:value-type="float" office:value="32">
            <text:p text:style-name="P17">32</text:p>
          </table:table-cell>
          <table:table-cell table:style-name="Table2.E2" office:value-type="string">
            <text:p text:style-name="P17">0x00ABCDE0-0x00ABCDFF</text:p>
          </table:table-cell>
        </table:table-row>
        <text:soft-page-break/>
        <table:table-row table:style-name="Table2.1">
          <table:table-cell table:style-name="Table2.A2" office:value-type="string">
            <text:p text:style-name="P17">0x0000FFFF</text:p>
          </table:table-cell>
          <table:table-cell table:style-name="Table2.A2" office:value-type="string">
            <text:p text:style-name="P17">0xFFFF0000</text:p>
          </table:table-cell>
          <table:table-cell table:style-name="Table2.C2" office:value-type="float" office:value="16">
            <text:p text:style-name="P17">16</text:p>
          </table:table-cell>
          <table:table-cell table:style-name="Table2.A2" office:value-type="string">
            <text:p text:style-name="P17">65k</text:p>
          </table:table-cell>
          <table:table-cell table:style-name="Table2.E2" office:value-type="string">
            <text:p text:style-name="P17">0x00000000-0x0000FFFF</text:p>
          </table:table-cell>
        </table:table-row>
        <table:table-row table:style-name="Table2.1">
          <table:table-cell table:style-name="Table2.A2" office:value-type="string">
            <text:p text:style-name="P17">0xABCD0000</text:p>
          </table:table-cell>
          <table:table-cell table:style-name="Table2.A2" office:value-type="string">
            <text:p text:style-name="P17">0xFFFF0000</text:p>
          </table:table-cell>
          <table:table-cell table:style-name="Table2.C2" office:value-type="float" office:value="16">
            <text:p text:style-name="P17">16</text:p>
          </table:table-cell>
          <table:table-cell table:style-name="Table2.A2" office:value-type="string">
            <text:p text:style-name="P17">65k</text:p>
          </table:table-cell>
          <table:table-cell table:style-name="Table2.E2" office:value-type="string">
            <text:p text:style-name="P17">0xABCD0000-0xABCDFF</text:p>
            <text:p text:style-name="P17"><text:span text:style-name="T21">Example of fast clock.</text:span>FF</text:p>
          </table:table-cell>
        </table:table-row>
        <table:table-row table:style-name="Table2.1">
          <table:table-cell table:style-name="Table2.A2" office:value-type="string">
            <text:p text:style-name="P17">0xFFFF0000</text:p>
          </table:table-cell>
          <table:table-cell table:style-name="Table2.A2" office:value-type="string">
            <text:p text:style-name="P17">0xFFFF0000</text:p>
          </table:table-cell>
          <table:table-cell table:style-name="Table2.C2" office:value-type="float" office:value="16">
            <text:p text:style-name="P17">16</text:p>
          </table:table-cell>
          <table:table-cell table:style-name="Table2.A2" office:value-type="string">
            <text:p text:style-name="P17">65k</text:p>
          </table:table-cell>
          <table:table-cell table:style-name="Table2.E2" office:value-type="string">
            <text:p text:style-name="P17">0xFFFF0000-0xFFFFFFFF</text:p>
          </table:table-cell>
        </table:table-row>
      </table:table>
      <text:p text:style-name="P2"><text:change text:change-id="ct417335728"/></text:p>
      <text:p text:style-name="P3"/>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text:change text:change-id="ct424786640"/><text:change-start text:change-id="ct424794528"/>E<text:change-end text:change-id="ct424794528"/>vent ID. <text:s/></text:p>
      <text:h text:style-name="Heading_20_3" text:outline-level="3">Consumer Identified </text:h>
      <text:p text:style-name="Standard">This message is broadcast, in response to a received Identify Consumer message, from each node that consumes the included<text:change text:change-id="ct203698208"/><text:change-start text:change-id="ct417885456"/>E<text:change-end text:change-id="ct417885456"/>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s </text:span><text:span text:style-name="T5">curr</text:span><text:span text:style-name="T5">ently providing power to the lamp, and so can reply with valid for one event and invalid for the other.</text:span></text:p>
      <text:h text:style-name="Heading_20_3" text:outline-level="3">Consumer Range Identified</text:h>
      <text:p text:style-name="P3">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3">The 50% is to allow rounding up to the enclosing bit, but no further. <text:s/><text:change-start text:change-id="ct425416304"/><office:annotation><dc:creator>Bob Jacobsen</dc:creator><dc:date>2013-01-23T07:36:11</dc:date><text:p text:style-name="P28"><text:span text:style-name="T22">DPH asked: [?what is this referring to?] It refers to the requirement that nodes not send a Consumer Range Identified unless they're consuming at least 50% of that range.</text:span></text:p></office:annotation><text:change-end text:change-id="ct425416304"/><text:change text:change-id="ct417596960"/></text:p>
      <text:h text:style-name="Heading_20_3" text:outline-level="3">Identify Producer </text:h>
      <text:p text:style-name="Standard">This message is broadcast and requests every node to report whether they produce this <text:change-start text:change-id="ct417545728"/>E<text:change-end text:change-id="ct417545728"/><text:change text:change-id="ct399700784"/>vent ID. <text:s/></text:p>
      <text:h text:style-name="Heading_20_3" text:outline-level="3">Producer Identified</text:h>
      <text:p text:style-name="Standard">This message is broadcast, in response to a received Identify Producer message, from each node that produces the included <text:change text:change-id="ct425619888"/><text:change-start text:change-id="ct417798304"/>E<text:change-end text:change-id="ct417798304"/>vent ID. <text:s/>This is one of the messages that allows bridges to do automatic routing of event messages. <text:s/></text:p>
      <text:h text:style-name="Heading_20_3" text:outline-level="3"><text:soft-page-break/>Producer Range Identified</text:h>
      <text:p text:style-name="P3">The 50% is to allow rounding up to the enclosing bit, but no further.</text:p>
      <text:p text:style-name="Standard">An example <text:change-start text:change-id="ct417387840"/>of a producer range <text:change-end text:change-id="ct417387840"/>would be a fast clock node that sends a range of events to indicate the time. Since <text:span text:style-name="T5">there</text:span> are 24*60*60 = 86,400 seconds in a day, it needs a range containing 86,400 events. <text:s/>That could be expressed in 17 bits, so if the range was to start with an <text:change text:change-id="ct203655792"/><text:change-start text:change-id="ct425090608"/>E<text:change-end text:change-id="ct425090608"/>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5">this</text:span> node's events until those have been sent. <text:s/></text:p>
      <text:p text:style-name="Standard"><text:soft-page-break/>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text:change text:change-id="ct425509184"/><text:change-start text:change-id="ct399718528"/>E<text:change-end text:change-id="ct399718528"/>vent IDs grow until the layout or gateway is reset.</text:p>
      <text:p text:style-name="Standard">To ensure that event messages are properly routed, nodes must announce when they start to produce or consume messages. Specifically, they must do this at two times:</text:p>
      <text:list xml:id="list2167732025632953707" text:style-name="L2">
        <text:list-item>
          <text:p text:style-name="P22">When the node is first initialized, after <text:s/>the "Initialization Complete" message has been sent.</text:p>
        </text:list-item>
        <text:list-item>
          <text:p text:style-name="P22">When a configuration change has added another <text:change text:change-id="ct417687120"/><text:change-start text:change-id="ct425043424"/>E<text:change-end text:change-id="ct425043424"/>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5">the</text:span> specified nodes report all the events they produce or consume. <text:s/>These reports can be ether Identified messages specifying individual <text:change text:change-id="ct399829840"/><text:change-start text:change-id="ct417569264"/>E<text:change-end text:change-id="ct417569264"/>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text:soft-page-break/>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text:change-start text:change-id="ct203863296"/>In regard to <text:change-end text:change-id="ct203863296"/>valid/invalid/unknown<text:change-start text:change-id="ct417765120"/>, it is <text:change-end text:change-id="ct417765120"/><text:change text:change-id="ct417879744"/><text:s/>always possible to send <text:change-start text:change-id="ct417788000"/>only <text:change-end text:change-id="ct417788000"/>unknown<text:change-start text:change-id="ct76666848"/>,<text:change-end text:change-id="ct76666848"/> or <text:change-start text:change-id="ct425578736"/>to <text:change-end text:change-id="ct425578736"/>ignore the three sub-forms, but a lot of capability is <text:change-start text:change-id="ct424708416"/>then <text:change-end text:change-id="ct424708416"/>lost<text:change-start text:change-id="ct417850512"/>. <text:s/><text:change-end text:change-id="ct417850512"/></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ext:soft-page-break/>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text:change-start text:change-id="ct417588176"/>a node <text:change-end text:change-id="ct417588176"/><text:change-start text:change-id="ct425097088"/>has<text:change-end text:change-id="ct425097088"/><text:change text:change-id="ct424707536"/> to be able to keep up with PCER messages that can arrive <text:change-start text:change-id="ct76673904"/>about <text:change-end text:change-id="ct76673904"/>every millisecond<text:change-start text:change-id="ct424713472"/> (125000 bps / 120 bits per message<text:change-end text:change-id="ct424713472"/><text:change-start text:change-id="ct76658480"/>)<text:change-end text:change-id="ct76658480"/><text:change text:change-id="ct425101088"/> </text:p>
      <text:list xml:id="list8519635555852489987" text:style-name="L3">
        <text:list-item>
          <text:p text:style-name="P23"><text:change-start text:change-id="ct424941840"/>D<text:change-end text:change-id="ct424941840"/><text:change text:change-id="ct424727008"/>on't <text:change text:change-id="ct425393648"/><text:s/>do long linear searches to match an incoming Event ID to internal structures.</text:p>
        </text:list-item>
        <text:list-item>
          <text:p text:style-name="P23"><text:change-start text:change-id="ct424819488"/>Instead, c<text:change-end text:change-id="ct424819488"/><text:change text:change-id="ct425604656"/>onsider just decoding the Event ID and setting a “process as available” bit, <text:change-start text:change-id="ct425499392"/>and <text:change-end text:change-id="ct425499392"/>then doing further work outside the CAN <text:change text:change-id="ct417481344"/><text:change-start text:change-id="ct425105856"/>receive<text:change-end text:change-id="ct425105856"/> loop. </text:p>
        </text:list-item>
      </text:list>
      <text:p text:style-name="Standard"><text:change-start text:change-id="ct417467600"/>[[ Is this true, see Don's comments: <text:change-end text:change-id="ct417467600"/>There is no requirement that events be processed in any particular order. Multiple PCER messages with the same Event ID may result in multiple actions inside a consumer, or may not, depending on the details of the consumer.<text:change-start text:change-id="ct203867936"/> ]]<text:change-end text:change-id="ct203867936"/></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change-start text:change-id="ct425178528"/><office:annotation><dc:creator>Bob Jacobsen</dc:creator><dc:date>2013-01-23T07:37:28</dc:date><text:p text:style-name="P28"><text:span text:style-name="T22">DPH: <text:s text:c="2"/>[[reference needed] Right now, it's on the web at http://www.openlcb.org/trunk/specs/EventIdAllocations.pdf and </text:span><text:span text:style-name="T22"><text:a xlink:href="http://www.openlcb.org/trunk/specs/EventIdAllocations.ods">http://www.openlcb.org/trunk/specs/EventIdAllocations.ods</text:a></text:span><text:span text:style-name="T22"> Should that be a footnote, endnote or in-line?</text:span></text:p></office:annotation><text:change-end text:change-id="ct425178528"/><text:change text:change-id="ct76741552"/></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change-start text:change-id="ct424893136"/>.<text:change-end text:change-id="ct424893136"/></text:p>
      <text:h text:style-name="Heading_20_2" text:outline-level="2">History section<text:change text:change-id="ct425192176"/></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8"><text:s/>1 Introduction<text:tab/>1</text:p>
          <text:p text:style-name="P18"><text:s/>2 Annotations to the Specification<text:tab/>1</text:p>
          <text:p text:style-name="P19"><text:s/>2.1 Introduction<text:tab/>1</text:p>
          <text:p text:style-name="P19"><text:s/>2.2 Intended Use<text:tab/>2</text:p>
          <text:p text:style-name="P19"><text:s/>2.3 References and Context<text:tab/>2</text:p>
          <text:p text:style-name="P19"><text:s/>2.4 Message Formats<text:tab/>2</text:p>
          <text:p text:style-name="P20"><text:s/>2.4.1 Producer/Consumer Event Report (PCER)<text:tab/>3</text:p>
          <text:p text:style-name="P20"><text:s/>2.4.2 Identify Consumer <text:tab/>3</text:p>
          <text:p text:style-name="P20"><text:s/>2.4.3 Consumer Identified <text:tab/>3</text:p>
          <text:p text:style-name="P20"><text:s/>2.4.4 Consumer Range Identified<text:tab/>3</text:p>
          <text:p text:style-name="P20"><text:s/>2.4.5 Identify Producer <text:tab/>3</text:p>
          <text:p text:style-name="P20"><text:s/>2.4.6 Producer Identified<text:tab/>4</text:p>
          <text:p text:style-name="P20"><text:s/>2.4.7 Producer Range Identified<text:tab/>4</text:p>
          <text:p text:style-name="P20"><text:s/>2.4.8 Identify Events<text:tab/>4</text:p>
          <text:p text:style-name="P19"><text:s/>2.5 States<text:tab/>4</text:p>
          <text:p text:style-name="P19"><text:s/>2.6 Interactions<text:tab/>4</text:p>
          <text:p text:style-name="P20"><text:s/>2.6.1 Event Transfer<text:tab/>5</text:p>
          <text:p text:style-name="P20"><text:s/>2.6.2 Event Enquiry<text:tab/>5</text:p>
          <text:p text:style-name="P20"><text:s/>2.6.3 Producer Enquiry<text:tab/>5</text:p>
          <text:p text:style-name="P20"><text:s/>2.6.4 Consumer Enquiry<text:tab/>6</text:p>
          <text:p text:style-name="P18"><text:s/>3 Background information <text:tab/>6</text:p>
          <text:p text:style-name="P19"><text:s/>3.1 Gateways<text:tab/>7</text:p>
          <text:p text:style-name="P19"><text:s/>3.2 Implementation hints<text:tab/>7</text:p>
          <text:p text:style-name="P19"><text:s/>3.3 Well known events<text:tab/>7</text:p>
          <text:p text:style-name="P19"><text:s/>3.4 History section:<text:tab/>7</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06" text:date-value="2013-01-24T01:46:49">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01:46:49">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06" text:date-value="2013-01-24T01:46:49">1/24/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7</meta:editing-cycles>
    <meta:editing-duration>P3DT19H11S</meta:editing-duration>
    <meta:generator>OpenOffice.org/3.4.1$Unix OpenOffice.org_project/341m1$Build-9593</meta:generator>
    <dc:date>2013-01-24T01:46:49</dc:date>
    <meta:keyword>OpenLCB Event Transport</meta:keyword>
    <dc:creator>David Harris</dc:creator>
    <meta:document-statistic meta:table-count="2" meta:image-count="1" meta:object-count="0" meta:page-count="9" meta:paragraph-count="224" meta:word-count="3302" meta:character-count="20170"/>
    <meta:user-defined meta:name="Info 1"/>
    <meta:user-defined meta:name="Info 2"/>
    <meta:user-defined meta:name="Info 3"/>
    <meta:user-defined meta:name="Info 4"/>
  </office:meta>
</office:document-meta>
</file>